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fo:break-before="page"/>
    </style:style>
    <style:style style:name="P5" style:family="paragraph" style:parent-style-name="Standard" style:master-page-name="Standard">
      <style:paragraph-properties fo:margin-top="0cm" fo:margin-bottom="0cm" style:page-number="auto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 style:list-style-name="WWNum1">
      <style:paragraph-properties fo:margin-top="0cm" fo:margin-bottom="0cm"/>
    </style:style>
    <style:style style:name="P7" style:family="paragraph" style:parent-style-name="List_20_Paragraph" style:list-style-name="WWNum2">
      <style:paragraph-properties fo:margin-top="0cm" fo:margin-bottom="0cm"/>
    </style:style>
    <style:style style:name="P8" style:family="paragraph" style:parent-style-name="List_20_Paragraph" style:list-style-name="WWNum3">
      <style:paragraph-properties fo:margin-top="0cm" fo:margin-bottom="0cm"/>
    </style:style>
    <style:style style:name="P9" style:family="paragraph" style:parent-style-name="List_20_Paragraph" style:list-style-name="WWNum4">
      <style:paragraph-properties fo:margin-top="0cm" fo:margin-bottom="0cm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/>
      <text:p text:style-name="P3"/>
      <text:p text:style-name="P2"><text:span text:style-name="T1"/></text:p>
      <text:p text:style-name="P2"><text:span text:style-name="T1">October 24, 2014</text:span></text:p>
      <text:p text:style-name="P3"/>
      <text:p text:style-name="P3"/>
      <text:p text:style-name="P2"><text:span text:style-name="T1">HR Officer</text:span></text:p>
      <text:p text:style-name="P2"><text:span text:style-name="T1">Massy Stores</text:span></text:p>
      <text:p text:style-name="P2"><text:span text:style-name="T1">Wrightson Road</text:span></text:p>
      <text:p text:style-name="P2"><text:span text:style-name="T1">Port of Spain</text:span></text:p>
      <text:p text:style-name="P3"/>
      <text:p text:style-name="P2"><text:span text:style-name="T1"/></text:p>
      <text:p text:style-name="P2"><text:span text:style-name="T1">Dear Sir/Madam,</text:span></text:p>
      <text:p text:style-name="P3"/>
      <text:p text:style-name="P2"><text:span text:style-name="T1">I am applying for a Part Time position as a Cashier at your Diego Martin branch. Currently, I am employed at the Unit Trust Corporation as a Teller Associate and I am available to work on Saturdays, Sundays and Holidays. I am solution oriented, dependable, helpful and most importantly a team player.</text:span></text:p>
      <text:p text:style-name="P3"/>
      <text:p text:style-name="P2"><text:span text:style-name="T1">I am a highly motivated individual and I have worked with several supervisory and management styles which have helped to enhance my strong character. Please find attached a copy of my resume which details my work experience, qualifications and objectives.</text:span></text:p>
      <text:p text:style-name="P3"/>
      <text:p text:style-name="P2"><text:span text:style-name="T1">Looking forward to your response.</text:span></text:p>
      <text:p text:style-name="P3"/>
      <text:p text:style-name="P3"/>
      <text:p text:style-name="P3"/>
      <text:p text:style-name="P2"><text:span text:style-name="T1">_______________</text:span></text:p>
      <text:p text:style-name="P2"><text:span text:style-name="T1">Melissa Pilgrim</text:span></text:p>
      <text:p text:style-name="P2"><text:span text:style-name="T1"><text:line-break/></text:span></text:p>
      <text:p text:style-name="P1"/>
      <text:p text:style-name="P4"><text:span text:style-name="T1">MELISSA PILGRIM</text:span></text:p>
      <text:p text:style-name="P2"><text:span text:style-name="T1">#159 EVERGREEN DRIVE</text:span></text:p>
      <text:p text:style-name="P2"><text:span text:style-name="T1">DIEGO MARTIN</text:span></text:p>
      <text:p text:style-name="P2"><text:span text:style-name="T1">735-0879</text:span></text:p>
      <text:p text:style-name="P2"><text:a xlink:type="simple" xlink:href="mailto:trinimeli@yahoo.com"><text:span text:style-name="T1">trinimeli@yahoo.com</text:span></text:a></text:p>
      <text:p text:style-name="P3"/>
      <text:p text:style-name="P2"><text:span text:style-name="T1">OBJECTIVE:</text:span></text:p>
      <text:p text:style-name="P2"><text:span text:style-name="T1">To combine my innovative skills, interpersonal relations and willingness to contribute and learn new ideas within your Company as well as maintaining an open mind to enhance myself.</text:span></text:p>
      <text:p text:style-name="P3"/>
      <text:p text:style-name="P2"><text:span text:style-name="T1">WORK EXPERIENCE:</text:span></text:p>
      <text:p text:style-name="P2"><text:span text:style-name="T1">Teller Associate:<text:tab/><text:tab/>Unit Trust Corporation <text:s/>2008 to Present</text:span></text:p>
      <text:list xml:id="list8257111849823715951" text:style-name="WWNum1">
        <text:list-item>
          <text:p text:style-name="P6"><text:span text:style-name="T1">Processing sales, repurchases and foreign exchange transactions</text:span></text:p>
        </text:list-item>
        <text:list-item>
          <text:p text:style-name="P6"><text:span text:style-name="T1">Simple registration updates, transferring of funds</text:span></text:p>
        </text:list-item>
        <text:list-item>
          <text:p text:style-name="P6"><text:span text:style-name="T1">Participating in selling of the products and services of the Corporation</text:span></text:p>
        </text:list-item>
        <text:list-item>
          <text:p text:style-name="P6"><text:span text:style-name="T1">Providing accurate information to current and potential unitholders</text:span></text:p>
        </text:list-item>
        <text:list-item>
          <text:p text:style-name="P6"><text:span text:style-name="T1">Responsibility for the safe custody of the Centre’s cash</text:span></text:p>
        </text:list-item>
        <text:list-item>
          <text:p text:style-name="P6"><text:span text:style-name="T1">Distributing cheques and statements</text:span></text:p>
        </text:list-item>
        <text:list-item>
          <text:p text:style-name="P6"><text:span text:style-name="T1">Balancing the Centre’s daily cash</text:span></text:p>
        </text:list-item>
      </text:list>
      <text:p text:style-name="P3"/>
      <text:p text:style-name="P2"><text:span text:style-name="T1">Internet Banking Rep<text:tab/><text:tab/>Scotiabank T&amp;T Ltd 2007-2008</text:span></text:p>
      <text:list xml:id="list616119728695502733" text:style-name="WWNum2">
        <text:list-item>
          <text:p text:style-name="P7"><text:span text:style-name="T1">Assessing and tending to customers’ needs via telephone</text:span></text:p>
        </text:list-item>
        <text:list-item>
          <text:p text:style-name="P7"><text:span text:style-name="T1">Enrolling customers for the Internet Banking Service</text:span></text:p>
        </text:list-item>
        <text:list-item>
          <text:p text:style-name="P7"><text:span text:style-name="T1">Unlocking Internet Banking accounts and resetting passwords</text:span></text:p>
        </text:list-item>
        <text:list-item>
          <text:p text:style-name="P7"><text:span text:style-name="T1">Assisting in other administrative tasks as required</text:span></text:p>
        </text:list-item>
      </text:list>
      <text:p text:style-name="P3"/>
      <text:p text:style-name="P2"><text:span text:style-name="T1">Data Processor<text:tab/><text:tab/>Cuna Caribbean Insurance 2001-2006</text:span></text:p>
      <text:list xml:id="list7182280154282083681" text:style-name="WWNum3">
        <text:list-item>
          <text:p text:style-name="P8"><text:span text:style-name="T1">New Business Issuance</text:span></text:p>
        </text:list-item>
        <text:list-item>
          <text:p text:style-name="P8"><text:span text:style-name="T1">Generation of New Business Certificates</text:span></text:p>
        </text:list-item>
        <text:list-item>
          <text:p text:style-name="P8"><text:span text:style-name="T1">Preparation of Customer Correspondence</text:span></text:p>
        </text:list-item>
        <text:list-item>
          <text:p text:style-name="P8"><text:span text:style-name="T1">Liaising with Credit Unions on behalf of their members via telephone</text:span></text:p>
        </text:list-item>
      </text:list>
      <text:p text:style-name="P3"/>
      <text:p text:style-name="P2"><text:span text:style-name="T1">Education</text:span></text:p>
      <text:p text:style-name="P2"><text:span text:style-name="T1">Corpus Christi College 1998-2001</text:span></text:p>
      <text:list xml:id="list7310545455485609397" text:style-name="WWNum4">
        <text:list-item>
          <text:p text:style-name="P9"><text:span text:style-name="T1">5CXC/1GCE O’Level Passes</text:span></text:p>
        </text:list-item>
      </text:list>
      <text:p text:style-name="P2"><text:span text:style-name="T1">Other Skills</text:span></text:p>
      <text:list xml:id="list36638323" text:continue-numbering="true" text:style-name="WWNum4">
        <text:list-item>
          <text:p text:style-name="P9"><text:span text:style-name="T1">Computer savvy, solution oriented</text:span></text:p>
        </text:list-item>
      </text:list>
      <text:p text:style-name="P2"><text:span text:style-name="T1">Interest and Activities</text:span></text:p>
      <text:list xml:id="list36642324" text:continue-numbering="true" text:style-name="WWNum4">
        <text:list-item>
          <text:p text:style-name="P9"><text:span text:style-name="T1">Surfing the net, shopping, meeting new people, planning and coordinating small events, travelling and volunteering at Arrive Alive.</text:span><text:bookmark text:name="_GoBack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ent</meta:initial-creator>
    <dc:creator>Chad Boban</dc:creator>
    <meta:editing-cycles>2</meta:editing-cycles>
    <meta:creation-date>2014-06-22T23:38:00</meta:creation-date>
    <dc:date>2014-10-23T16:49:47.14</dc:date>
    <meta:editing-duration>PT52S</meta:editing-duration>
    <meta:generator>OpenOffice/4.0.0$Win32 OpenOffice.org_project/400m3$Build-9702</meta:generator>
    <meta:document-statistic meta:table-count="0" meta:image-count="0" meta:object-count="0" meta:page-count="2" meta:paragraph-count="45" meta:word-count="330" meta:character-count="217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